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9ba18" officeooo:paragraph-rsid="0009ba18"/>
    </style:style>
    <style:style style:name="P2" style:family="paragraph" style:parent-style-name="Heading_20_1" style:list-style-name="">
      <style:text-properties style:font-name="Calibri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style:font-name="Calibri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Calibri" officeooo:rsid="0009ba18" officeooo:paragraph-rsid="0009ba18"/>
    </style:style>
    <style:style style:name="P8" style:family="paragraph" style:parent-style-name="Standard">
      <style:text-properties style:font-name="Calibri" officeooo:rsid="0009ba18" officeooo:paragraph-rsid="0009ba18"/>
    </style:style>
    <style:style style:name="P9" style:family="paragraph" style:parent-style-name="Standard">
      <style:text-properties style:font-name="Calibri" officeooo:rsid="0009c46e" officeooo:paragraph-rsid="0009c46e"/>
    </style:style>
    <style:style style:name="P10" style:family="paragraph" style:parent-style-name="Standard">
      <style:text-properties style:font-name="Calibri" officeooo:rsid="0009c46e" officeooo:paragraph-rsid="0018be1c"/>
    </style:style>
    <style:style style:name="P11" style:family="paragraph" style:parent-style-name="Standard">
      <style:text-properties style:font-name="Calibri" officeooo:rsid="000f03e7" officeooo:paragraph-rsid="000f03e7"/>
    </style:style>
    <style:style style:name="P12" style:family="paragraph" style:parent-style-name="Standard">
      <style:text-properties style:font-name="Calibri" fo:font-weight="bold" officeooo:rsid="000f03e7" officeooo:paragraph-rsid="000f03e7" style:font-weight-asian="bold" style:font-weight-complex="bold"/>
    </style:style>
    <style:style style:name="P13" style:family="paragraph" style:parent-style-name="Standard">
      <style:text-properties style:font-name="Calibri" fo:font-weight="bold" officeooo:rsid="0009c46e" officeooo:paragraph-rsid="000f03e7" style:font-weight-asian="bold" style:font-weight-complex="bold"/>
    </style:style>
    <style:style style:name="P14" style:family="paragraph" style:parent-style-name="Standard">
      <style:text-properties style:font-name="Calibri" fo:font-weight="normal" officeooo:rsid="000f03e7" officeooo:paragraph-rsid="000f03e7" style:font-weight-asian="normal" style:font-weight-complex="normal"/>
    </style:style>
    <style:style style:name="P15" style:family="paragraph" style:parent-style-name="Standard">
      <style:text-properties style:font-name="Calibri" fo:font-weight="normal" officeooo:rsid="0009c46e" officeooo:paragraph-rsid="000f03e7" style:font-weight-asian="normal" style:font-weight-complex="normal"/>
    </style:style>
    <style:style style:name="P16" style:family="paragraph" style:parent-style-name="Standard">
      <style:text-properties style:font-name="Calibri" officeooo:rsid="001a3758" officeooo:paragraph-rsid="001a3758"/>
    </style:style>
    <style:style style:name="P17" style:family="paragraph" style:parent-style-name="Heading_20_3">
      <style:text-properties style:font-name="Calibri"/>
    </style:style>
    <style:style style:name="P18" style:family="paragraph" style:parent-style-name="Text_20_body">
      <style:text-properties style:font-name="Calibri"/>
    </style:style>
    <style:style style:name="P19" style:family="paragraph" style:parent-style-name="Text_20_body">
      <style:text-properties style:font-name="Calibri" officeooo:rsid="000b5db9" officeooo:paragraph-rsid="000b5db9"/>
    </style:style>
    <style:style style:name="P20" style:family="paragraph" style:parent-style-name="Text_20_body">
      <style:text-properties style:font-name="Calibri" officeooo:rsid="000d0b1b" officeooo:paragraph-rsid="000d0b1b"/>
    </style:style>
    <style:style style:name="P21" style:family="paragraph" style:parent-style-name="Text_20_body">
      <style:text-properties style:font-name="Calibri" fo:font-size="12pt" style:font-size-asian="12pt" style:font-size-complex="12pt"/>
    </style:style>
    <style:style style:name="P22" style:family="paragraph" style:parent-style-name="Text_20_body">
      <style:text-properties style:font-name="Calibri" fo:font-size="12pt" officeooo:rsid="00177224" officeooo:paragraph-rsid="00177224" style:font-size-asian="12pt" style:font-size-complex="12pt"/>
    </style:style>
    <style:style style:name="P23" style:family="paragraph" style:parent-style-name="Text_20_body">
      <style:text-properties fo:font-size="12pt" officeooo:paragraph-rsid="0013032a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2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paragraph-rsid="00140a96" style:text-blinking="false" fo:background-color="transparent" style:font-size-asian="12pt" style:font-size-complex="12pt"/>
    </style:style>
    <style:style style:name="P2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55d1" officeooo:paragraph-rsid="001455d1" style:text-blinking="false" fo:background-color="transparent" style:font-size-asian="12pt" style:font-size-complex="12pt"/>
    </style:style>
    <style:style style:name="P3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55d1" officeooo:paragraph-rsid="001455d1" style:text-blinking="false" fo:background-color="transparent" style:font-size-asian="12pt" style:font-size-complex="12pt"/>
    </style:style>
    <style:style style:name="P3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5c0e9" officeooo:paragraph-rsid="0015c0e9" style:text-blinking="false" fo:background-color="transparent" style:font-size-asian="12pt" style:font-size-complex="12pt"/>
    </style:style>
    <style:style style:name="T1" style:family="text">
      <style:text-properties officeooo:rsid="0009c46e"/>
    </style:style>
    <style:style style:name="T2" style:family="text">
      <style:text-properties officeooo:rsid="000b16f4"/>
    </style:style>
    <style:style style:name="T3" style:family="text">
      <style:text-properties officeooo:rsid="000b5db9"/>
    </style:style>
    <style:style style:name="T4" style:family="text">
      <style:text-properties officeooo:rsid="00102cf1"/>
    </style:style>
    <style:style style:name="T5" style:family="text">
      <style:text-properties fo:font-weight="normal"/>
    </style:style>
    <style:style style:name="T6" style:family="text">
      <style:text-properties officeooo:rsid="0013032a"/>
    </style:style>
    <style:style style:name="T7" style:family="text">
      <style:text-properties officeooo:rsid="00140a96"/>
    </style:style>
    <style:style style:name="T8" style:family="text">
      <style:text-properties officeooo:rsid="001455d1"/>
    </style:style>
    <style:style style:name="T9" style:family="text">
      <style:text-properties officeooo:rsid="0015c0e9"/>
    </style:style>
    <style:style style:name="T10" style:family="text">
      <style:text-properties style:font-name="Calibri"/>
    </style:style>
    <style:style style:name="T11" style:family="text">
      <style:text-properties officeooo:rsid="001b5232"/>
    </style:style>
    <style:style style:name="T12" style:family="text">
      <style:text-properties officeooo:rsid="001b570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5"><text:a xlink:type="simple" xlink:href="#__RefHeading___Toc116_1207652977" text:style-name="Index_20_Link" text:visited-style-name="Index_20_Link">FindUS: Presentazione<text:tab/>2</text:a></text:p>
          <text:p text:style-name="P6"><text:a xlink:type="simple" xlink:href="#__RefHeading___Toc120_1207652977" text:style-name="Index_20_Link" text:visited-style-name="Index_20_Link">Differenza fra Base e Pro<text:tab/>2</text:a></text:p>
          <text:p text:style-name="P6"><text:a xlink:type="simple" xlink:href="#__RefHeading___Toc122_1207652977" text:style-name="Index_20_Link" text:visited-style-name="Index_20_Link">Funzionalità<text:tab/>2</text:a></text:p>
          <text:p text:style-name="P5"><text:a xlink:type="simple" xlink:href="#__RefHeading___Toc109_3114815767" text:style-name="Index_20_Link" text:visited-style-name="Index_20_Link">Business Plan<text:tab/>4</text:a></text:p>
          <text:p text:style-name="P6"><text:a xlink:type="simple" xlink:href="#__RefHeading___Toc111_3114815767" text:style-name="Index_20_Link" text:visited-style-name="Index_20_Link">Pre-lancio<text:tab/>4</text:a></text:p>
          <text:p text:style-name="P6"><text:a xlink:type="simple" xlink:href="#__RefHeading___Toc113_3114815767" text:style-name="Index_20_Link" text:visited-style-name="Index_20_Link">Lancio<text:tab/>4</text:a></text:p>
          <text:p text:style-name="P6"><text:a xlink:type="simple" xlink:href="#__RefHeading___Toc118_1207652977" text:style-name="Index_20_Link" text:visited-style-name="Index_20_Link">Post-lancio<text:tab/>4</text:a></text:p>
        </text:index-body>
      </text:table-of-content>
      <text:p text:style-name="P1"/>
      <text:p text:style-name="P1"/>
      <text:h text:style-name="P3" text:outline-level="1"><text:bookmark-start text:name="__RefHeading___Toc116_1207652977"/><text:span text:style-name="T6">FindUS: </text:span>Presentazion<text:bookmark text:name="docs-internal-guid-502c86f6-06eb-7bd4-1d11-5f244f5eabc9"/>e<text:bookmark-end text:name="__RefHeading___Toc116_1207652977"/></text:h>
      <text:h text:style-name="Heading_20_3" text:outline-level="3"><text:bookmark-start text:name="__RefHeading___Toc120_1207652977"/>Differenza fra Base e Pro<text:bookmark-end text:name="__RefHeading___Toc120_1207652977"/></text:h>
      <text:p text:style-name="P23"><text:span text:style-name="T10"/></text:p>
      <text:p text:style-name="P24">Versione Base</text:p>
      <text:list xml:id="list2206228352" text:style-name="L2">
        <text:list-item>
          <text:p text:style-name="P25">Capacità di modificare il proprio user un<text:span text:style-name="T7">a</text:span> volt<text:span text:style-name="T7">a</text:span></text:p>
        </text:list-item>
      </text:list>
      <text:list xml:id="list372702615" text:style-name="L1">
        <text:list-item>
          <text:p text:style-name="P27">Partecipare ad un numero limitato (20) di gruppi come #User</text:p>
        </text:list-item>
        <text:list-item>
          <text:p text:style-name="P27">Partecipare ad un numero limitato (1) di gruppi come #Admin</text:p>
        </text:list-item>
      </text:list>
      <text:p text:style-name="P21"/>
      <text:p text:style-name="P24">Versione Pro</text:p>
      <text:list xml:id="list143937243084254" text:continue-list="list2206228352" text:style-name="L2">
        <text:list-item>
          <text:p text:style-name="P26">Capacità di modificare il proprio user un numero illimitato di volte</text:p>
        </text:list-item>
        <text:list-item>
          <text:p text:style-name="P26">Partecipare ad un numero illimitato di gruppi come #User</text:p>
        </text:list-item>
        <text:list-item>
          <text:p text:style-name="P26">Partecipare ad un numero illimitato di gruppi come #Admin</text:p>
        </text:list-item>
      </text:list>
      <text:p text:style-name="P21"/>
      <text:h text:style-name="Heading_20_3" text:outline-level="3"><text:bookmark-start text:name="__RefHeading___Toc122_1207652977"/>Funzionalità<text:bookmark-end text:name="__RefHeading___Toc122_1207652977"/></text:h>
      <text:p text:style-name="P22"/>
      <text:p text:style-name="P24">#Admin</text:p>
      <text:list xml:id="list1540909016" text:style-name="L3">
        <text:list-item>
          <text:p text:style-name="P28">Cedere i diritti da #Admin</text:p>
        </text:list-item>
        <text:list-item>
          <text:p text:style-name="P28">Aggiungere/eliminare #User</text:p>
        </text:list-item>
        <text:list-item>
          <text:p text:style-name="P28">Creare un punto di raduno</text:p>
        </text:list-item>
        <text:list-item>
          <text:p text:style-name="P28">Aggiungere/modificare data di chiusura gruppo</text:p>
        </text:list-item>
        <text:list-item>
          <text:p text:style-name="P28">Rendere il gruppo pubblico/privato</text:p>
        </text:list-item>
        <text:list-item>
          <text:p text:style-name="P28">Chiudere un gruppo</text:p>
        </text:list-item>
        <text:list-item>
          <text:p text:style-name="P28">Impostare la Visualizzazione</text:p>
          <text:list>
            <text:list-item>
              <text:p text:style-name="P28">Bassa: vedi solo posizione #Admin</text:p>
            </text:list-item>
            <text:list-item>
              <text:p text:style-name="P28">Alta: vedi posizione #Admin e #User</text:p>
            </text:list-item>
          </text:list>
        </text:list-item>
        <text:list-item>
          <text:p text:style-name="P28">Modificare il nome del gruppo</text:p>
        </text:list-item>
        <text:list-item>
          <text:p text:style-name="P28">Vedere la strada più corta per un <text:span text:style-name="T8">punto di</text:span> raduno</text:p>
        </text:list-item>
        <text:list-item>
          <text:p text:style-name="P31">Scrivere nella chat</text:p>
        </text:list-item>
      </text:list>
      <text:p text:style-name="P21"/>
      <text:p text:style-name="P24">#User</text:p>
      <text:list xml:id="list1492872784" text:style-name="L4">
        <text:list-item>
          <text:p text:style-name="P29">Vedere la posizione dell’#Admin</text:p>
        </text:list-item>
        <text:list-item>
          <text:p text:style-name="P29">Vedere la posizione dell’#Admin e degli altri #User</text:p>
        </text:list-item>
        <text:list-item>
          <text:p text:style-name="P29">Vedere la strada più corta per un raduno</text:p>
        </text:list-item>
        <text:list-item>
          <text:p text:style-name="P29">Vedere la mappa con le posizioni</text:p>
        </text:list-item>
        <text:list-item>
          <text:p text:style-name="P29"><text:soft-page-break/>Vedere un elenco con:</text:p>
          <text:list>
            <text:list-item>
              <text:p text:style-name="P29">#Admin</text:p>
            </text:list-item>
            <text:list-item>
              <text:p text:style-name="P29">Destinazione</text:p>
            </text:list-item>
            <text:list-item>
              <text:p text:style-name="P29">#Utenti</text:p>
            </text:list-item>
          </text:list>
        </text:list-item>
        <text:list-item>
          <text:p text:style-name="P29">Vedere la mappa verso destinazione scelta, #Admin, #User</text:p>
        </text:list-item>
        <text:list-item>
          <text:p text:style-name="P32">Scrivere nella chat</text:p>
        </text:list-item>
      </text:list>
      <text:p text:style-name="P21"/>
      <text:p text:style-name="P24">Funzioni globali non relative ad un gruppo</text:p>
      <text:list xml:id="list2642794933" text:style-name="L5">
        <text:list-item>
          <text:p text:style-name="P30">Vedere i gruppi dove sei #Admin</text:p>
        </text:list-item>
        <text:list-item>
          <text:p text:style-name="P30">Vedere i gruppi dove sei #User</text:p>
          <text:list>
            <text:list-item>
              <text:p text:style-name="P30">Richiedere di partecipare ad un gruppo</text:p>
              <text:list>
                <text:list-item>
                  <text:p text:style-name="P30">Tramite <text:span text:style-name="T9">@User</text:span></text:p>
                </text:list-item>
                <text:list-item>
                  <text:p text:style-name="P30">Tramite codice invito</text:p>
                </text:list-item>
              </text:list>
            </text:list-item>
          </text:list>
        </text:list-item>
        <text:list-item>
          <text:p text:style-name="P33">Acquistare la versione Pro</text:p>
        </text:list-item>
        <text:list-item>
          <text:p text:style-name="P34">Modificare le Impostazioni</text:p>
        </text:list-item>
      </text:list>
      <text:p text:style-name="P18"><text:span text:style-name="T5"><text:line-break/></text:span></text:p>
      <text:h text:style-name="P2" text:outline-level="1"/>
      <text:h text:style-name="P4" text:outline-level="1"><text:bookmark-start text:name="__RefHeading___Toc109_3114815767"/>Business Plan<text:bookmark-end text:name="__RefHeading___Toc109_3114815767"/></text:h>
      <text:p text:style-name="P1"/>
      <text:h text:style-name="P17" text:outline-level="3"><text:bookmark-start text:name="__RefHeading___Toc111_3114815767"/><text:span text:style-name="T2">Pre-</text:span>lancio<text:bookmark-end text:name="__RefHeading___Toc111_3114815767"/></text:h>
      <text:p text:style-name="P1"/>
      <text:p text:style-name="P1">Implementare funzionalità specifiche della piattaforma su cui l'<text:span text:style-name="T3">A</text:span>pp gira <text:span text:style-name="T3">è un buon modo per essere messo in evidenza sulla Home degli Store Android e Apple. L'ideale sarebbe implementare alcune funzionalità nuove, come quelle messe a disposizione da Android Noughat.</text:span></text:p>
      <text:p text:style-name="P1">Apple tende a favorire App che fanno risaltare le <text:span text:style-name="T3">caratteritiche</text:span> dei loro prodotti. <text:span text:style-name="T1">Implementare quindi funzioni specifiche o sviluppare per dispositivi di nicchia (come l'Apple Watch) sarebbe un buon modo per ottenere una sponsorizzazione sulla Home Page dello Store Apple.</text:span></text:p>
      <text:p text:style-name="P1"/>
      <text:h text:style-name="P17" text:outline-level="3"><text:bookmark-start text:name="__RefHeading___Toc113_3114815767"/>Lancio<text:bookmark-end text:name="__RefHeading___Toc113_3114815767"/></text:h>
      <text:p text:style-name="P9"/>
      <text:p text:style-name="P11">L'ideale sarebbe lanciare l'applicazione in due periodi distinti, non troppo lontani per non far perdere interesse e non troppo vicini per evitare un affollamento eccessivo dei server.</text:p>
      <text:p text:style-name="P9"/>
      <text:p text:style-name="P12">Fase 1: lancio su dispositivi Apple</text:p>
      <text:p text:style-name="P14">Durante ques<text:span text:style-name="T4">ta fase sarebbe auspicabile entrare in contatto con Apple per poter essere messi in evidenza sull'App Store. Inoltre si potrebbe entrare in contatto con siti/blog/persone che si occupano di tecnologia e del mondo Apple per far conoscere loro l'App, in questo modo tutte le persone che li seguono verrebbero a conoscenza della sua esistenza e potrebbero essere interessati a loro volta.</text:span></text:p>
      <text:p text:style-name="P15"/>
      <text:p text:style-name="P13"/>
      <text:p text:style-name="P12">Fase 2: lancio su dispositivi Android</text:p>
      <text:p text:style-name="P10">Gli utenti Andoid attender<text:span text:style-name="T3">ebbero</text:span> il lancio per i loro dispositivi, nel mentre potrebbero comunicare ai loro amici che aspettano il rilascio dell'App. Al secondo lancio su dispositivi Android qualcuno con un dispositivo Apple potrebbe venire a sapere dell'App <text:span text:style-name="T3">(da un conoscente che utilizza Android)</text:span> ed essendono incuriosito la scaricherebbe (se non lo avesse già fatto durante la prima fase del lancio). </text:p>
      <text:p text:style-name="P10"><text:span text:style-name="T3">Questa è tuttavia una strategia poco affidabile, in quanto alcune funzionalità potrebbero non essere disponibili su uno dei due dispositivi. Questo potrebbe causare discordie e far migrare gli utenti su Applicazioni simili che tuttavia hanno funzionalità simili sia su dispositivi Android che Apple.</text:span></text:p>
      <text:p text:style-name="P10"/>
      <text:p text:style-name="P16">Importante: l'App dovrebbe essere sviluppata contemporaneamente per Apple e Android, o per tutti i dispositivi sui quali la si vuole commercializzare. Una volta lanciata per Apple si dovrebbero studiare e risolvere i bug riscontrati dagli utenti. Poco prima del rilascio su Android si potrebbero regalare delle chiavi ai siti/blog/persone menzionate in precedenza, per far provare l'app in anteprima e creare un i<text:span text:style-name="T11">n</text:span>teresse da parte degli utenti che li seguono.</text:p>
      <text:p text:style-name="P9"/>
      <text:p text:style-name="P9"/>
      <text:h text:style-name="P17" text:outline-level="3"><text:soft-page-break/></text:h>
      <text:h text:style-name="P17" text:outline-level="3"><text:bookmark-start text:name="__RefHeading___Toc118_1207652977"/>Post-lancio<text:bookmark-end text:name="__RefHeading___Toc118_1207652977"/></text:h>
      <text:p text:style-name="P18"/>
      <text:p text:style-name="P19">Dopo le due fasi del lancio è necessario assicurare che i<text:span text:style-name="T12">l</text:span> s<text:span text:style-name="T12">e</text:span>rver su cui gira l'App sia attivo e funzionante il 99.9% del tempo. In questo modo si eviterebbero recensioni negative (da parte di utenti che <text:span text:style-name="T12">scaricherebbero l'App in quel momento e potrebbero pensare che non funzioni in generale</text:span>) ed inoltre si eviterebbe la perdita di <text:span text:style-name="T12">u</text:span>tenti che infastiditi potrebbero abbandonare l'App.</text:p>
      <text:p text:style-name="P20">In questa fase è anche necessario pubblicizzare l'applicazione si diverse piattaforme attraverso banner pubblicitari di vario tipo. Si pot<text:span text:style-name="T12">rebbe inoltre sviluppare un piccolo sito (di qualche pagina) che spieghi il funzionamento dell'App e che rimandi agli Store dove sarebbe possibile scaricar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53S</meta:editing-duration>
    <meta:editing-cycles>19</meta:editing-cycles>
    <meta:generator>LibreOffice/5.3.0.3$Windows_x86 LibreOffice_project/7074905676c47b82bbcfbea1aeefc84afe1c50e1</meta:generator>
    <dc:date>2017-05-14T14:39:36.901000000</dc:date>
    <meta:document-statistic meta:table-count="0" meta:image-count="0" meta:object-count="0" meta:page-count="5" meta:paragraph-count="67" meta:word-count="726" meta:character-count="4548" meta:non-whitespace-character-count="3921"/>
    <meta:user-defined meta:name="Info 1"/>
    <meta:user-defined meta:name="Info 2"/>
    <meta:user-defined meta:name="Info 3"/>
    <meta:user-defined meta:name="Info 4"/>
  </office:meta>
</office:document-meta>
</file>